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fo:font-size="8pt" officeooo:rsid="002e646c" officeooo:paragraph-rsid="002e646c" style:font-size-asian="8pt" style:font-size-complex="8pt"/>
    </style:style>
    <style:style style:name="P2" style:family="paragraph" style:parent-style-name="Text_20_body">
      <style:text-properties fo:font-size="10.5pt" officeooo:rsid="00129c09" officeooo:paragraph-rsid="00129c09" style:font-size-asian="10.5pt" style:font-size-complex="10.5pt"/>
    </style:style>
    <style:style style:name="P3" style:family="paragraph" style:parent-style-name="Text_20_body">
      <style:text-properties fo:font-size="10.5pt" officeooo:rsid="00129c09" officeooo:paragraph-rsid="00193bec" style:font-size-asian="10.5pt" style:font-size-complex="10.5pt"/>
    </style:style>
    <style:style style:name="P4" style:family="paragraph" style:parent-style-name="Text_20_body">
      <style:text-properties fo:font-size="10.5pt" officeooo:rsid="002658e7" officeooo:paragraph-rsid="002658e7" style:font-size-asian="10.5pt" style:font-size-complex="10.5pt"/>
    </style:style>
    <style:style style:name="P5" style:family="paragraph" style:parent-style-name="Title">
      <style:text-properties fo:color="#3fbdbe" fo:font-size="20pt" style:font-size-asian="20pt" style:font-size-complex="20pt"/>
    </style:style>
    <style:style style:name="P6" style:family="paragraph" style:parent-style-name="Subtitle">
      <style:text-properties fo:color="#3fbdbe" fo:font-size="12pt" style:font-size-asian="12pt" style:font-size-complex="12pt"/>
    </style:style>
    <style:style style:name="P7" style:family="paragraph" style:parent-style-name="Text_20_body" style:list-style-name="L1">
      <style:text-properties fo:font-size="10.5pt" officeooo:rsid="0012a4c9" officeooo:paragraph-rsid="0012a4c9" style:font-size-asian="10.5pt" style:font-size-complex="10.5pt"/>
    </style:style>
    <style:style style:name="P8" style:family="paragraph" style:parent-style-name="Text_20_body" style:list-style-name="L1">
      <style:text-properties fo:font-size="10.5pt" officeooo:rsid="00147f60" officeooo:paragraph-rsid="00147f60" style:font-size-asian="10.5pt" style:font-size-complex="10.5pt"/>
    </style:style>
    <style:style style:name="P9" style:family="paragraph" style:parent-style-name="Text_20_body" style:list-style-name="L1">
      <style:text-properties fo:font-size="10.5pt" officeooo:rsid="00147f60" officeooo:paragraph-rsid="0031cf26" style:font-size-asian="10.5pt" style:font-size-complex="10.5pt"/>
    </style:style>
    <style:style style:name="P10" style:family="paragraph" style:parent-style-name="Text_20_body" style:list-style-name="L1">
      <style:paragraph-properties fo:line-height="50%"/>
      <style:text-properties fo:font-size="10.5pt" officeooo:rsid="00147f60" officeooo:paragraph-rsid="0031ebbd" style:font-size-asian="10.5pt" style:font-size-complex="10.5pt"/>
    </style:style>
    <style:style style:name="P11" style:family="paragraph" style:parent-style-name="Text_20_body" style:list-style-name="L1">
      <style:text-properties fo:font-size="10.5pt" officeooo:rsid="001f1349" officeooo:paragraph-rsid="001f1349" style:font-size-asian="10.5pt" style:font-size-complex="10.5pt"/>
    </style:style>
    <style:style style:name="P12" style:family="paragraph" style:parent-style-name="Text_20_body" style:list-style-name="L1">
      <style:text-properties fo:font-size="10.5pt" officeooo:rsid="001f1349" officeooo:paragraph-rsid="002a6894" style:font-size-asian="10.5pt" style:font-size-complex="10.5pt"/>
    </style:style>
    <style:style style:name="P13" style:family="paragraph" style:parent-style-name="Text_20_body" style:list-style-name="L1">
      <style:text-properties fo:font-size="10.5pt" officeooo:rsid="002870f3" officeooo:paragraph-rsid="0031ebbd" style:font-size-asian="10.5pt" style:font-size-complex="10.5pt"/>
    </style:style>
    <style:style style:name="P14" style:family="paragraph" style:parent-style-name="Text_20_body" style:list-style-name="L1">
      <style:text-properties style:font-name="Liberation Serif" fo:font-size="10.5pt" officeooo:rsid="00193bec" officeooo:paragraph-rsid="001b3cc2" style:font-size-asian="10.5pt" style:font-size-complex="10.5pt"/>
    </style:style>
    <style:style style:name="P15" style:family="paragraph" style:parent-style-name="Text_20_body" style:list-style-name="L1">
      <style:paragraph-properties fo:line-height="50%"/>
      <style:text-properties fo:font-size="7pt" style:font-size-asian="7pt" style:font-size-complex="7pt"/>
    </style:style>
    <style:style style:name="T1" style:family="text">
      <style:text-properties style:text-position="super 58%"/>
    </style:style>
    <style:style style:name="T2" style:family="text">
      <style:text-properties style:text-position="super 58%" officeooo:rsid="00193bec"/>
    </style:style>
    <style:style style:name="T3" style:family="text">
      <style:text-properties officeooo:rsid="0012a4c9"/>
    </style:style>
    <style:style style:name="T4" style:family="text">
      <style:text-properties officeooo:rsid="00147f60"/>
    </style:style>
    <style:style style:name="T5" style:family="text">
      <style:text-properties officeooo:rsid="0015ba39"/>
    </style:style>
    <style:style style:name="T6" style:family="text">
      <style:text-properties officeooo:rsid="00193bec"/>
    </style:style>
    <style:style style:name="T7" style:family="text">
      <style:text-properties officeooo:rsid="001a859d"/>
    </style:style>
    <style:style style:name="T8" style:family="text">
      <style:text-properties fo:font-variant="normal" fo:text-transform="none" fo:color="#000000" fo:letter-spacing="normal" fo:font-style="normal" fo:font-weight="normal"/>
    </style:style>
    <style:style style:name="T9" style:family="text">
      <style:text-properties style:font-name="Liberation Serif"/>
    </style:style>
    <style:style style:name="T10" style:family="text">
      <style:text-properties officeooo:rsid="001cba1d"/>
    </style:style>
    <style:style style:name="T11" style:family="text">
      <style:text-properties officeooo:rsid="001da856"/>
    </style:style>
    <style:style style:name="T12" style:family="text">
      <style:text-properties officeooo:rsid="0025c1b8"/>
    </style:style>
    <style:style style:name="T13" style:family="text">
      <style:text-properties officeooo:rsid="002870f3"/>
    </style:style>
    <style:style style:name="T14" style:family="text">
      <style:text-properties officeooo:rsid="0029e30b"/>
    </style:style>
    <style:style style:name="T15" style:family="text">
      <style:text-properties officeooo:rsid="002a6471"/>
    </style:style>
    <style:style style:name="T16" style:family="text">
      <style:text-properties officeooo:rsid="002cc710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officeooo:rsid="00129c09" style:font-weight-asian="bold" style:font-weight-complex="bold"/>
    </style:style>
    <style:style style:name="T19" style:family="text">
      <style:text-properties officeooo:rsid="0031ebb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LoRaWAN-Treffen</text:p>
      <text:p text:style-name="P6">Neue Wege für Smart City, Industriesteuerungen und Citizen Data</text:p>
      <text:p text:style-name="P2"/>
      <text:p text:style-name="P2"><text:span text:style-name="T17">Date</text:span>: May 5<text:span text:style-name="T1">th</text:span> 2017 @16:00 – 18:30</text:p>
      <text:p text:style-name="P3"><text:span text:style-name="T17">Location</text:span>: Technologiestiftung Berlin <text:span text:style-name="T5">(TSB)</text:span></text:p>
      <text:p text:style-name="P2"><text:span text:style-name="T17">Speakers</text:span>: <text:span text:style-name="T6">TSB</text:span>, The Things Network <text:span text:style-name="T5">(TTN)</text:span>, Zenner <text:span text:style-name="T7">IoT Solutions </text:span>(f.k.a. digimondo), Deutsche Bahn <text:span text:style-name="T5">(DB)</text:span></text:p>
      <text:p text:style-name="P2"><text:span text:style-name="T17">Participants</text:span>: <text:span text:style-name="T3">TSB, </text:span>DB, Freifunk Berlin, <text:span text:style-name="T7">open-source </text:span>hardware manufacturer, related service provider (WLAN, <text:span text:style-name="T5">Bluetooth, </text:span>LoRa), <text:span text:style-name="T6">network service provider, consultant, academic, agriculture, Beuth-students</text:span></text:p>
      <text:list xml:id="list18642049" text:style-name="L1">
        <text:list-item>
          <text:p text:style-name="P7">Greeting by Dr. Hammel, TSB</text:p>
        </text:list-item>
        <text:list-item>
          <text:p text:style-name="P14">Presentation by <text:span text:style-name="T8">Dr. Gerald V. Troppenz, </text:span>Zenner</text:p>
          <text:list>
            <text:list-item>
              <text:p text:style-name="P7"><text:span text:style-name="T9">One of the LoRaWAN network providers, digi</text:span>mondo, was took over by Zenner from E.ON <text:span text:style-name="T6">on May 1</text:span><text:span text:style-name="T2">st</text:span><text:span text:style-name="T6"> <text:s/>2017</text:span> and they will <text:span text:style-name="T6">NOT</text:span> provide any service more in <text:span text:style-name="T6">the </text:span>German market. The reason was not clarified but <text:span text:style-name="T4">should</text:span> be <text:span text:style-name="T4">due to the new company strategy.</text:span></text:p>
            </text:list-item>
            <text:list-item>
              <text:p text:style-name="P8">Open issue: aspect of the telecommunications provider, why they do not offer such a service (insufficient profit?)</text:p>
            </text:list-item>
          </text:list>
        </text:list-item>
        <text:list-item>
          <text:p text:style-name="P10">Presentation by <text:span text:style-name="T10">Dr. Gerhard Mosbacher, </text:span>TTN</text:p>
          <text:p text:style-name="P15">(<text:a xlink:type="simple" xlink:href="https://docs.google.com/presentation/d/104JsxC7ESkJjO5_iLJ8Wya1h4cZAQtfoiQmwNRXkFOA/mobilepresent?slide=id.g20fcf7e6bf_0_15" text:style-name="Internet_20_link" text:visited-style-name="Visited_20_Internet_20_Link">Slides</text:a>: https://docs.google.com/presentation/d/104JsxC7ESkJjO5_iLJ8Wya1h4cZAQtfoiQmwNRXkFOA/mobilepresent?slide=id.g20fcf7e6bf_0_15)</text:p>
          <text:list>
            <text:list-item>
              <text:p text:style-name="P8">Introduction of TTN, history, activities, current situation, challenges</text:p>
            </text:list-item>
          </text:list>
        </text:list-item>
        <text:list-item>
          <text:p text:style-name="P7">Presentation by <text:span text:style-name="T10">Dr. Olga Willner, </text:span>DB</text:p>
          <text:list>
            <text:list-item>
              <text:p text:style-name="P8">Project with station clocks</text:p>
            </text:list-item>
            <text:list-item>
              <text:p text:style-name="P9">Next event: DB Hackathon on May 12<text:span text:style-name="T1">th</text:span> and 13<text:span text:style-name="T1">th</text:span> 2017 (see detail<text:span text:style-name="T5">s</text:span> <text:span text:style-name="T5">at </text:span><text:a xlink:type="simple" xlink:href="https://www.mindboxberlin.com/" text:style-name="Internet_20_link" text:visited-style-name="Visited_20_Internet_20_Link"><text:span text:style-name="T5">https://www.mindboxberlin.com</text:span></text:a><text:span text:style-name="T5">)</text:span></text:p>
            </text:list-item>
          </text:list>
        </text:list-item>
        <text:list-item>
          <text:p text:style-name="P7">Question time</text:p>
          <text:list>
            <text:list-item>
              <text:p text:style-name="P11">Future demand: separation of commercial and private usages</text:p>
            </text:list-item>
            <text:list-item>
              <text:p text:style-name="P13">How many nodes were recognized <text:span text:style-name="T15">so far </text:span>in Berlin by DB? (→ around 10 <text:span text:style-name="T14">nodes</text:span>)</text:p>
            </text:list-item>
            <text:list-item>
              <text:p text:style-name="P12">Next LoRaWAN<text:span text:style-name="T12">-</text:span>Treffen (→ annually?)</text:p>
            </text:list-item>
            <text:list-item>
              <text:p text:style-name="P11">More...</text:p>
            </text:list-item>
          </text:list>
        </text:list-item>
        <text:list-item>
          <text:p text:style-name="P7">Short introduction from each participant, <text:span text:style-name="T11">who and why here</text:span></text:p>
        </text:list-item>
        <text:list-item>
          <text:p text:style-name="P7">Discussion and networking</text:p>
        </text:list-item>
      </text:list>
      <text:p text:style-name="P4"><text:span text:style-name="T18">Remarks</text:span>:</text:p>
      <text:p text:style-name="P4"><text:tab/>In the introduction, Ben and Sebastian from TTN clearly mentioned that their aim is to collect use cases with LoRaWAN. We should focus more on those ideas besides our <text:span text:style-name="T13">plan</text:span>, not just considering the use of “any” sensors but “which” sensors for “which” purposes <text:span text:style-name="T16">by our next meeting</text:span>.</text:p>
      <text:p text:style-name="P4"><text:tab/><text:span text:style-name="T13">It was a nice opportunity to meet such participants from different fields and perspectives. We can probably collaborate with them if necessary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839in" style:type="center"/>
          <style:tab-stop style:position="6.7681in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font-size="8pt" officeooo:rsid="002e646c" officeooo:paragraph-rsid="002e646c" style:font-size-asian="8pt" style:font-size-complex="8pt"/>
    </style:style>
    <style:style style:name="MT1" style:family="text">
      <style:text-properties style:text-position="super 58%"/>
    </style:style>
    <style:page-layout style:name="Mpm1">
      <style:page-layout-properties fo:page-width="8.2681in" fo:page-height="11.6929in" style:num-format="1" style:print-orientation="portrait" fo:margin-top="1in" fo:margin-bottom="1in" fo:margin-left="0.75in" fo:margin-right="0.7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May 6<text:span text:style-name="MT1">th</text:span> 2017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6T22:03:13.911192000</meta:creation-date>
    <dc:date>2017-05-07T20:51:30.506487000</dc:date>
    <meta:editing-duration>PT1H4M14S</meta:editing-duration>
    <meta:editing-cycles>28</meta:editing-cycles>
    <meta:generator>LibreOffice/5.3.1.2$MacOSX_X86_64 LibreOffice_project/e80a0e0fd1875e1696614d24c32df0f95f03deb2</meta:generator>
    <meta:print-date>2017-05-06T23:06:54.649524000</meta:print-date>
    <meta:document-statistic meta:table-count="0" meta:image-count="0" meta:object-count="0" meta:page-count="1" meta:paragraph-count="27" meta:word-count="300" meta:character-count="2032" meta:non-whitespace-character-count="1771"/>
  </office:meta>
</office:document-meta>
</file>